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fcae3"/>
    </style:style>
    <style:style style:name="P2" style:family="paragraph" style:parent-style-name="Standard" style:list-style-name="L1">
      <style:text-properties officeooo:paragraph-rsid="001fcae3"/>
    </style:style>
    <style:style style:name="P3" style:family="paragraph" style:parent-style-name="Standard" style:list-style-name="L2">
      <style:text-properties officeooo:paragraph-rsid="001fcae3"/>
    </style:style>
    <style:style style:name="P4" style:family="paragraph" style:parent-style-name="Standard">
      <style:text-properties officeooo:paragraph-rsid="001fdfd3"/>
    </style:style>
    <style:style style:name="P5" style:family="paragraph" style:parent-style-name="Standard">
      <style:text-properties officeooo:paragraph-rsid="0020dbba"/>
    </style:style>
    <style:style style:name="P6" style:family="paragraph" style:parent-style-name="Standard">
      <style:text-properties officeooo:paragraph-rsid="00232304"/>
    </style:style>
    <style:style style:name="P7" style:family="paragraph" style:parent-style-name="Standard">
      <style:text-properties officeooo:paragraph-rsid="00258a0f"/>
    </style:style>
    <style:style style:name="P8" style:family="paragraph" style:parent-style-name="Standard">
      <style:text-properties officeooo:paragraph-rsid="0026cbff"/>
    </style:style>
    <style:style style:name="P9" style:family="paragraph" style:parent-style-name="Standard">
      <style:text-properties officeooo:paragraph-rsid="0027abf7"/>
    </style:style>
    <style:style style:name="P10" style:family="paragraph" style:parent-style-name="Standard">
      <style:text-properties officeooo:paragraph-rsid="002d9d01"/>
    </style:style>
    <style:style style:name="T1" style:family="text">
      <style:text-properties officeooo:rsid="001fcae3"/>
    </style:style>
    <style:style style:name="T2" style:family="text">
      <style:text-properties officeooo:rsid="001fdfd3"/>
    </style:style>
    <style:style style:name="T3" style:family="text">
      <style:text-properties officeooo:rsid="0020dbba"/>
    </style:style>
    <style:style style:name="T4" style:family="text">
      <style:text-properties officeooo:rsid="002193ff"/>
    </style:style>
    <style:style style:name="T5" style:family="text">
      <style:text-properties officeooo:rsid="0022e0f5"/>
    </style:style>
    <style:style style:name="T6" style:family="text">
      <style:text-properties officeooo:rsid="00232304"/>
    </style:style>
    <style:style style:name="T7" style:family="text">
      <style:text-properties officeooo:rsid="0024aa96"/>
    </style:style>
    <style:style style:name="T8" style:family="text">
      <style:text-properties officeooo:rsid="00258a0f"/>
    </style:style>
    <style:style style:name="T9" style:family="text">
      <style:text-properties officeooo:rsid="0026cbff"/>
    </style:style>
    <style:style style:name="T10" style:family="text">
      <style:text-properties officeooo:rsid="0027abf7"/>
    </style:style>
    <style:style style:name="T11" style:family="text">
      <style:text-properties officeooo:rsid="00286c3d"/>
    </style:style>
    <style:style style:name="T12" style:family="text">
      <style:text-properties officeooo:rsid="002a5abe"/>
    </style:style>
    <style:style style:name="T13" style:family="text">
      <style:text-properties officeooo:rsid="002b63d2"/>
    </style:style>
    <style:style style:name="T14" style:family="text">
      <style:text-properties officeooo:rsid="002c0d38"/>
    </style:style>
    <style:style style:name="T15" style:family="text">
      <style:text-properties officeooo:rsid="002d9d01"/>
    </style:style>
    <style:style style:name="T16" style:family="text">
      <style:text-properties officeooo:rsid="002e8ad3"/>
    </style:style>
    <style:style style:name="T17" style:family="text">
      <style:text-properties officeooo:rsid="002ef124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esis Structure</text:span></text:p>
      <text:p text:style-name="P1"><text:span text:style-name="T1">abstract</text:span></text:p>
      <text:p text:style-name="P1"><text:span text:style-name="T14">Chapter</text:span><text:span text:style-name="T1"> <text:s/>INTRODUCTION</text:span></text:p>
      <text:p text:style-name="P1"><text:span text:style-name="T1">1 the problem of motion perception and motion synthesis</text:span></text:p>
      <text:p text:style-name="P1"><text:span text:style-name="T1">2 <text:s/>rethink about motion synthesis research</text:span></text:p>
      <text:p text:style-name="P10"><text:span text:style-name="T15"><text:tab/>memory or thinking</text:span></text:p>
      <text:p text:style-name="P10"><text:span text:style-name="T15"><text:tab/>feedback or feedforwrd</text:span></text:p>
      <text:p text:style-name="P10"><text:span text:style-name="T15"><text:tab/>disadvantage or advantage</text:span></text:p>
      <text:p text:style-name="P4"><text:span text:style-name="T2">4 a different motor control idea</text:span></text:p>
      <text:p text:style-name="P1"><text:span text:style-name="T1">3 </text:span><text:span text:style-name="T2">overview of a different motor control framework</text:span></text:p>
      <text:p text:style-name="P1"><text:span text:style-name="T1">4 a simple example</text:span></text:p>
      <text:list xml:id="list2077192102" text:style-name="L1">
        <text:list-item>
          <text:list>
            <text:list-item>
              <text:p text:style-name="P2"><text:span text:style-name="T1">the ship example for </text:span><text:span text:style-name="T14">qualitative</text:span><text:span text:style-name="T1"> dynamics</text:span></text:p>
            </text:list-item>
            <text:list-item>
              <text:p text:style-name="P2"><text:span text:style-name="T1">the mass-spring example for symmetry.</text:span></text:p>
            </text:list-item>
          </text:list>
        </text:list-item>
      </text:list>
      <text:p text:style-name="P1"><text:span text:style-name="T1">5 Contribution</text:span></text:p>
      <text:p text:style-name="P1"><text:span text:style-name="T1"/></text:p>
      <text:p text:style-name="P1"><text:span text:style-name="T1">Chapter 2 BACKGROUND</text:span></text:p>
      <text:p text:style-name="P9"><text:span text:style-name="T10">1 problems of current motion synthesis research</text:span></text:p>
      <text:list xml:id="list802251739" text:style-name="L2">
        <text:list-item>
          <text:p text:style-name="P3"><text:span text:style-name="T1">biological motor constraints.</text:span></text:p>
        </text:list-item>
        <text:list-item>
          <text:p text:style-name="P3"><text:span text:style-name="T1">Motor primitives</text:span></text:p>
        </text:list-item>
        <text:list-item>
          <text:p text:style-name="P3"><text:span text:style-name="T1">Motor tweaking</text:span></text:p>
        </text:list-item>
        <text:list-item>
          <text:p text:style-name="P3"><text:span text:style-name="T1">Theory of Motor control</text:span></text:p>
          <text:list>
            <text:list-item>
              <text:p text:style-name="P3"><text:span text:style-name="T1">uncontrolled manifold hypothesis</text:span></text:p>
            </text:list-item>
            <text:list-item>
              <text:p text:style-name="P3"><text:span text:style-name="T1">equilibrium point hypothesis and ramda model</text:span></text:p>
            </text:list-item>
            <text:list-item>
              <text:p text:style-name="P3"><text:span text:style-name="T1">impedance control</text:span></text:p>
            </text:list-item>
            <text:list-item>
              <text:p text:style-name="P3"><text:span text:style-name="T1">symmetry based method</text:span></text:p>
            </text:list-item>
          </text:list>
        </text:list-item>
      </text:list>
      <text:p text:style-name="P1"><text:span text:style-name="T2">Chapter 3 </text:span><text:span text:style-name="T1">Qualitative Properties of motion:</text:span></text:p>
      <text:p text:style-name="P1"><text:span text:style-name="T1">1 geometrical description of dynamics system.</text:span></text:p>
      <text:p text:style-name="P1"><text:span text:style-name="T1">2 topology and qualitative dynamics</text:span></text:p>
      <text:p text:style-name="P8"><text:span text:style-name="T9">4 </text:span><text:span text:style-name="T14">structural</text:span><text:span text:style-name="T9"> perturbation and bifurcation</text:span></text:p>
      <text:p text:style-name="P1"><text:span text:style-name="T1">3 qualitative property of motion</text:span></text:p>
      <text:p text:style-name="P1"><text:span text:style-name="T1">4 qualitative motor property control</text:span></text:p>
      <text:p text:style-name="P1"><text:span text:style-name="T1"/></text:p>
      <text:p text:style-name="P1"><text:span text:style-name="T2">Chapter 3 </text:span><text:span text:style-name="T1">Symmetry of Motion </text:span><text:span text:style-name="T2">Dynamics</text:span></text:p>
      <text:p text:style-name="P1"><text:span text:style-name="T1"><text:tab/></text:span><text:span text:style-name="T2">1 group and Symmetry</text:span></text:p>
      <text:p text:style-name="P1"><text:span text:style-name="T2"><text:tab/>2 Lie group and Differential </text:span><text:span text:style-name="T17">Equation</text:span></text:p>
      <text:p text:style-name="P1"><text:span text:style-name="T2"><text:tab/>3 Symmetry and Mechanics Properties.</text:span></text:p>
      <text:p text:style-name="P1"><text:span text:style-name="T2"><text:tab/>4 Controlled Symmetry.</text:span></text:p>
      <text:p text:style-name="P1"><text:span text:style-name="T2"><text:tab/>5 simple example</text:span></text:p>
      <text:p text:style-name="P1"><text:span text:style-name="T2"/></text:p>
      <text:p text:style-name="P4"><text:span text:style-name="T2">Chapter 4 Motor Invariant Based Dynamic Synthesis</text:span></text:p>
      <text:p text:style-name="P4"><text:span text:style-name="T2"><text:tab/>1 global motor invariant</text:span></text:p>
      <text:p text:style-name="P4"><text:span text:style-name="T2"><text:tab/>2 local motor invariant</text:span></text:p>
      <text:p text:style-name="P4"><text:span text:style-name="T2"><text:tab/>3 invariant base motion </text:span><text:span text:style-name="T16">adaptation</text:span><text:span text:style-name="T2"> framework</text:span></text:p>
      <text:p text:style-name="P4"><text:span text:style-name="T2"><text:tab/>4 an example</text:span></text:p>
      <text:p text:style-name="P4"><text:span text:style-name="T2"><text:tab/>5 motion primitive connection</text:span></text:p>
      <text:p text:style-name="P4"><text:span text:style-name="T2"/></text:p>
      <text:p text:style-name="P4"><text:span text:style-name="T2">Chapter 6 Bipedal Walking Motion Synthesis</text:span></text:p>
      <text:p text:style-name="P4"><text:span text:style-name="T2"><text:tab/>1 global motor invariant</text:span></text:p>
      <text:p text:style-name="P4"><text:span text:style-name="T2"><text:tab/>2 motion style and motion retargeting</text:span></text:p>
      <text:p text:style-name="P4"><text:span text:style-name="T2"><text:tab/>3 local motion invariant</text:span></text:p>
      <text:p text:style-name="P4"><text:span text:style-name="T2"><text:tab/>4 motion </text:span><text:span text:style-name="T16">adaptation</text:span></text:p>
      <text:p text:style-name="P4"><text:span text:style-name="T2"><text:tab/>5 </text:span><text:span text:style-name="T16">comparison</text:span><text:span text:style-name="T2"> with other method.</text:span></text:p>
      <text:p text:style-name="P4"><text:soft-page-break/><text:span text:style-name="T2"/></text:p>
      <text:p text:style-name="P4"><text:span text:style-name="T2">Chapter 7 Balancing Motion Synthesis</text:span></text:p>
      <text:p text:style-name="P4"><text:span text:style-name="T2"><text:tab/>1 global motor invariant</text:span></text:p>
      <text:p text:style-name="P4"><text:span text:style-name="T2"><text:tab/>2 local motor </text:span><text:span text:style-name="T16">invariant</text:span></text:p>
      <text:p text:style-name="P4"><text:span text:style-name="T2"><text:tab/>3 Approximate Discrete Motion via Periodic Motion</text:span></text:p>
      <text:p text:style-name="P4"><text:span text:style-name="T2"><text:tab/>4 walk stance </text:span><text:span text:style-name="T16">transition</text:span></text:p>
      <text:p text:style-name="P4"><text:span text:style-name="T2"/></text:p>
      <text:p text:style-name="P4"><text:span text:style-name="T2">Chaper 8 </text:span><text:span text:style-name="T16">Towards</text:span><text:span text:style-name="T2"> Hyper Degree of Freedom</text:span></text:p>
      <text:p text:style-name="P5"><text:span text:style-name="T2"><text:tab/></text:span><text:span text:style-name="T3">1 Symmetrical Reduction</text:span></text:p>
      <text:p text:style-name="P5"><text:span text:style-name="T2"><text:tab/></text:span><text:span text:style-name="T3">2</text:span><text:span text:style-name="T2"> mechanical coupling</text:span></text:p>
      <text:p text:style-name="P4"><text:span text:style-name="T2"><text:tab/></text:span><text:span text:style-name="T3">3</text:span><text:span text:style-name="T2"> ad hoc base motor Control</text:span></text:p>
      <text:p text:style-name="P7"><text:span text:style-name="T8"/></text:p>
      <text:p text:style-name="P4"><text:span text:style-name="T2">Chaper 9 Conclusion and Fu</text:span><text:span text:style-name="T3">ture</text:span><text:span text:style-name="T2"> Work</text:span></text:p>
      <text:p text:style-name="P7"><text:span text:style-name="T2"><text:tab/></text:span><text:span text:style-name="T8">A rethinking about biological control</text:span></text:p>
      <text:p text:style-name="P7"><text:span text:style-name="T8"><text:tab/><text:tab/>feedfoward vs feedback</text:span></text:p>
      <text:p text:style-name="P7"><text:span text:style-name="T8"><text:tab/><text:tab/></text:span><text:span text:style-name="T14">muscle vs joint</text:span></text:p>
      <text:p text:style-name="P7"><text:span text:style-name="T14"><text:tab/><text:tab/></text:span></text:p>
      <text:p text:style-name="P7"><text:span text:style-name="T8"><text:tab/><text:tab/></text:span><text:span text:style-name="T2"><text:tab/></text:span></text:p>
      <text:p text:style-name="P7"><text:span text:style-name="T2"><text:tab/></text:span><text:span text:style-name="T3">1 fix frame vs local frame<text:tab/></text:span></text:p>
      <text:p text:style-name="P4"><text:span text:style-name="T3"><text:tab/>2 Ode vs PDE</text:span></text:p>
      <text:p text:style-name="P4"><text:span text:style-name="T3"><text:tab/>3 </text:span><text:span text:style-name="T4">Symbolic <text:s/>vs Data Driven</text:span></text:p>
      <text:p text:style-name="P4"><text:span text:style-name="T4"><text:tab/></text:span><text:span text:style-name="T5">4 Joint or Muscle</text:span></text:p>
      <text:p text:style-name="P4"><text:span text:style-name="T5"/></text:p>
      <text:p text:style-name="P6"><text:span text:style-name="T6">append</text:span></text:p>
      <text:p text:style-name="P6"><text:span text:style-name="T6"><text:tab/></text:span><text:span text:style-name="T7">dynamic model of walking</text:span></text:p>
      <text:p text:style-name="P6"><text:span text:style-name="T7"><text:tab/><text:tab/></text:span><text:span text:style-name="T12">2D</text:span></text:p>
      <text:p text:style-name="P6"><text:span text:style-name="T12"><text:tab/><text:tab/>2D with knee</text:span></text:p>
      <text:p text:style-name="P6"><text:span text:style-name="T12"><text:tab/><text:tab/>2D with 3D motion effect.</text:span></text:p>
      <text:p text:style-name="P6"><text:span text:style-name="T12"><text:tab/></text:span></text:p>
      <text:p text:style-name="P6"><text:span text:style-name="T7"><text:tab/>dynamic model of balancing</text:span></text:p>
      <text:p text:style-name="P6"><text:span text:style-name="T7"><text:tab/>deduce of the symmetry control operator</text:span></text:p>
      <text:p text:style-name="P6"><text:span text:style-name="T7"><text:tab/></text:span><text:span text:style-name="T11">parameters of neural controller</text:span></text:p>
      <text:p text:style-name="P6"><text:span text:style-name="T11"><text:tab/></text:span><text:span text:style-name="T13">Sample Code</text:span></text:p>
      <text:p text:style-name="P6"><text:span text:style-name="T11"><text:tab/></text:span></text:p>
      <text:p text:style-name="P6"><text:span text:style-name="T7"><text:tab/></text:span></text:p>
      <text:p text:style-name="P1"><text:span text:style-name="T2"/></text:p>
      <text:p text:style-name="P1"><text:span text:style-name="T2"/></text:p>
      <text:p text:style-name="P1"><text:span text:style-name="T2"><text:tab/>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liu </meta:initial-creator>
    <meta:creation-date>2011-05-11T16:06:30</meta:creation-date>
    <dc:date>2011-05-11T17:22:53</dc:date>
    <dc:creator>fliu </dc:creator>
    <meta:editing-duration>PT00H42M19S</meta:editing-duration>
    <meta:editing-cycles>14</meta:editing-cycles>
    <meta:generator>OpenOffice.org/3.2$Unix OpenOffice.org_project/320m19$Build-9505</meta:generator>
    <meta:document-statistic meta:table-count="0" meta:image-count="0" meta:object-count="0" meta:page-count="2" meta:paragraph-count="80" meta:word-count="329" meta:character-count="2129"/>
  </office:meta>
</office:document-meta>
</file>